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Key Differences in C# SimConnect:</text:span></text:p>
      <text:list text:style-name="L1">
        <text:list-item>
          <text:p text:style-name="P2"><text:span text:style-name="Strong_20_Emphasis">Direct SDK Usage</text:span>: Instead of a Python wrapper, we'll use the <text:span text:style-name="Source_20_Text">Microsoft.FlightSimulator.SimConnect.dll</text:span> directly.</text:p>
        </text:list-item>
        <text:list-item>
          <text:p text:style-name="P2"><text:span text:style-name="Strong_20_Emphasis">Event-Driven</text:span>: SimConnect in C# is heavily event-driven. You register handlers for events like connection, disconnection, and data reception.</text:p>
        </text:list-item>
        <text:list-item>
          <text:p text:style-name="P2"><text:span text:style-name="Strong_20_Emphasis">Data Definitions (Structs)</text:span>: You explicitly define C# <text:span text:style-name="Source_20_Text">struct</text:span>s to tell SimConnect how to package the requested data. For many individual variables, we'll request them one by one and collect them into a dictionary.</text:p>
        </text:list-item>
        <text:list-item>
          <text:p text:style-name="P2"><text:span text:style-name="Strong_20_Emphasis">Message Loop</text:span>: A <text:span text:style-name="Source_20_Text">SimConnect</text:span> object typically runs in its own message loop or requires <text:span text:style-name="Source_20_Text">SimConnect.ReceiveMessage()</text:span> to be called periodically. For a console app, we'll use a <text:span text:style-name="Source_20_Text">Timer</text:span> to manage reconnection and a separate <text:span text:style-name="Source_20_Text">Timer</text:span> for UDP sending.</text:p>
        </text:list-item>
        <text:list-item>
          <text:p text:style-name="P2"><text:span text:style-name="Strong_20_Emphasis">UDP Client</text:span>: <text:span text:style-name="Source_20_Text">System.Net.Sockets.UdpClient</text:span> is used for UDP communication.</text:p>
        </text:list-item>
        <text:list-item>
          <text:p text:style-name="P3"><text:span text:style-name="Strong_20_Emphasis">JSON Serialization</text:span>: <text:span text:style-name="Source_20_Text">System.Text.Json</text:span> (or <text:span text:style-name="Source_20_Text">Newtonsoft.Json</text:span>) is used to serialize the collected data into a JSON string.</text:p>
        </text:list-item>
      </text:list>
      <text:p text:style-name="P1"><text:span text:style-name="Strong_20_Emphasis">To make this C# code runnable:</text:span></text:p>
      <text:list text:style-name="L2">
        <text:list-item>
          <text:p text:style-name="P4"><text:span text:style-name="Strong_20_Emphasis">Create a New C# Console Application Project</text:span> in Visual Studio.</text:p>
        </text:list-item>
        <text:list-item>
          <text:p text:style-name="P4"><text:span text:style-name="Strong_20_Emphasis">Add SimConnect Reference</text:span>:</text:p>
          <text:list>
            <text:list-item>
              <text:p text:style-name="P4">Right-click on your project in Solution Explorer -&gt; "Add" -&gt; "Project Reference...".</text:p>
            </text:list-item>
            <text:list-item>
              <text:p text:style-name="P4">Browse to the location of <text:span text:style-name="Source_20_Text">Microsoft.FlightSimulator.SimConnect.dll</text:span>. This DLL is part of the Microsoft Flight Simulator SDK. You'll typically find it in a path like <text:span text:style-name="Source_20_Text">C:\MSFS SDK\SimConnect SDK\lib\Microsoft.FlightSimulator.SimConnect.dll</text:span>. If you don't have the SDK, you'll need to install it or locate this DLL from your MSFS installation (though the SDK version is preferred for development).</text:p>
            </text:list-item>
          </text:list>
        </text:list-item>
        <text:list-item>
          <text:p text:style-name="P4"><text:span text:style-name="Strong_20_Emphasis">Add </text:span><text:span text:style-name="Strong_20_Emphasis"><text:span text:style-name="Source_20_Text">System.Text.Json</text:span></text:span>: This is usually included in modern .NET projects. If not, add it as a NuGet package.</text:p>
        </text:list-item>
        <text:list-item>
          <text:p text:style-name="P4"><text:span text:style-name="Strong_20_Emphasis">Copy and Paste the Code</text:span>: Replace the contents of <text:span text:style-name="Source_20_Text">Program.cs</text:span> with the provided C# code.</text:p>
        </text:list-item>
        <text:list-item>
          <text:p text:style-name="P4"><text:span text:style-name="Strong_20_Emphasis">Adjust UDP IP/Port</text:span>: Ensure <text:span text:style-name="Source_20_Text">UdpIp</text:span> and <text:span text:style-name="Source_20_Text">UdpPort</text:span> match your Python UDP listener or Arduino receiver.</text:p>
        </text:list-item>
        <text:list-item>
          <text:p text:style-name="P5"><text:span text:style-name="Strong_20_Emphasis">Build and Run</text:span>: Build the project, then run i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05:49:09.375933993</meta:creation-date>
    <dc:date>2026-01-25T05:50:48.215070915</dc:date>
    <meta:editing-duration>PT1M40S</meta:editing-duration>
    <meta:editing-cycles>1</meta:editing-cycles>
    <meta:document-statistic meta:table-count="0" meta:image-count="0" meta:object-count="0" meta:page-count="1" meta:paragraph-count="16" meta:word-count="286" meta:character-count="1871" meta:non-whitespace-character-count="1615"/>
    <meta:generator>LibreOffice/24.8.4.2$MacOSX_AARCH64 LibreOffice_project/bb3cfa12c7b1bf994ecc5649a80400d06cd71002</meta:generator>
  </office:meta>
</office:document-meta>
</file>